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it" fo:country="IT"/>
    </style:style>
    <style:style style:name="T3" style:parent-style-name="DefaultParagraphFont" style:family="text">
      <style:text-properties fo:language="it" fo:country="IT"/>
    </style:style>
    <style:style style:name="P4" style:parent-style-name="Normal" style:family="paragraph">
      <style:text-properties fo:font-weight="bold" style:font-weight-asian="bold" style:font-weight-complex="bold" fo:language="it" fo:country="IT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 fo:language="it" fo:country="IT"/>
    </style:style>
    <style:style style:name="P14" style:parent-style-name="Normal" style:family="paragraph">
      <style:text-properties fo:language="it" fo:country="IT"/>
    </style:style>
    <style:style style:name="P15" style:parent-style-name="Normal" style:family="paragraph">
      <style:text-properties fo:font-weight="bold" style:font-weight-asian="bold" style:font-weight-complex="bold" fo:language="it" fo:country="IT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 fo:language="it" fo:country="IT"/>
    </style:style>
    <style:style style:name="P21" style:parent-style-name="Normal" style:family="paragraph">
      <style:text-properties fo:language="it" fo:country="IT"/>
    </style:style>
    <style:style style:name="P22" style:parent-style-name="Normal" style:family="paragraph">
      <style:text-properties fo:font-weight="bold" style:font-weight-asian="bold" style:font-weight-complex="bold" fo:language="it" fo:country="IT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 fo:language="it" fo:country="IT"/>
    </style:style>
    <style:style style:name="P29" style:parent-style-name="Normal" style:family="paragraph">
      <style:text-properties fo:language="it" fo:country="IT"/>
    </style:style>
    <style:style style:name="P30" style:parent-style-name="Normal" style:family="paragraph">
      <style:text-properties fo:font-weight="bold" style:font-weight-asian="bold" style:font-weight-complex="bold" fo:language="it" fo:country="IT"/>
    </style:style>
    <style:style style:name="P31" style:parent-style-name="Normal" style:family="paragraph">
      <style:text-properties fo:font-weight="bold" style:font-weight-asian="bold" style:font-weight-complex="bold" fo:language="it" fo:country="IT"/>
    </style:style>
    <style:style style:name="P32" style:parent-style-name="Normal" style:family="paragraph">
      <style:text-properties fo:language="it" fo:country="IT"/>
    </style:style>
    <style:style style:name="P33" style:parent-style-name="Normal" style:family="paragraph">
      <style:text-properties fo:font-weight="bold" style:font-weight-asian="bold" style:font-weight-complex="bold" fo:language="it" fo:country="IT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43" style:parent-style-name="DefaultParagraphFont" style:family="text">
      <style:text-properties fo:language="it" fo:country="IT"/>
    </style:style>
    <style:style style:name="P44" style:parent-style-name="Normal" style:family="paragraph">
      <style:text-properties fo:font-weight="bold" style:font-weight-asian="bold" style:font-weight-complex="bold" fo:language="it" fo:country="IT"/>
    </style:style>
    <style:style style:name="P45" style:parent-style-name="Normal" style:family="paragraph">
      <style:text-properties text:display="none"/>
    </style:style>
    <style:style style:name="P46" style:parent-style-name="Normal" style:family="paragraph">
      <style:text-properties text:display="none"/>
    </style:style>
  </office:automatic-styles>
  <office:body>
    <office:text text:use-soft-page-breaks="true">
      <text:p text:style-name="P1"><text:span text:style-name="T2">I'm<text:s/></text:span>[***NAME***]<text:span text:style-name="T3">.</text:span></text:p>
      <text:p text:style-name="P4">ChatGPT ha detto:</text:p>
      <text:p text:style-name="Normal">Hello<text:s/>[***NAME***]! Welcome! It's lovely to have you with us this evening. Do you happen to have a reservation?</text:p>
      <text:p text:style-name="P5">Hai detto:</text:p>
      <text:p text:style-name="Normal">Good morning, may I have the, may I have a table for lunch, please? Good morning.</text:p>
      <text:p text:style-name="Normal">2/2</text:p>
      <text:p text:style-name="P6">ChatGPT ha detto:</text:p>
      <text:p text:style-name="Normal">Of course, good morning to you too! We’d be happy to get you seated. Would you prefer to sit by the window or inside today? And may I offer you something to drink while you look at the menu?</text:p>
      <text:p text:style-name="P7">Hai detto:</text:p>
      <text:p text:style-name="Normal">May I have the menu, please?</text:p>
      <text:p text:style-name="Normal">2/2</text:p>
      <text:p text:style-name="P8">ChatGPT ha detto:</text:p>
      <text:p text:style-name="Normal">Certainly, here you are. We have a lovely selection today, including starters, meat and fish courses, and some delicious desserts.</text:p>
      <text:p text:style-name="Normal">Would you like me to talk you through anything on the menu? Or perhaps you already have something in mind to start with?</text:p>
      <text:p text:style-name="P9">Hai detto:</text:p>
      <text:p text:style-name="Normal">We may have a more minutes, please.</text:p>
      <text:p text:style-name="P10">ChatGPT ha detto:</text:p>
      <text:p text:style-name="Normal">Of course, please do take your time. I’ll come back in just a few minutes. Let me know if you have any questions at all.</text:p>
      <text:p text:style-name="P11">Hai detto:</text:p>
      <text:p text:style-name="Normal">Can I have the dish of the day?</text:p>
      <text:p text:style-name="P12">ChatGPT ha<text:s/>detto:</text:p>
      <text:p text:style-name="Normal">Absolutely! Today’s special could be our homemade Beef Lasagna, served with garlic bread and a fresh garden salad. It’s hearty and very comforting. Would you like to try that for your main course?</text:p>
      <text:p text:style-name="P13">Hai detto:</text:p>
      <text:p text:style-name="P14">Please, repeat.</text:p>
      <text:p text:style-name="P15">ChatGPT ha detto:</text:p>
      <text:p text:style-name="Normal">Of course! Today’s special is our homemade Beef Lasagna. It’s served with garlic bread and a fresh garden salad. It’s a warm, comforting dish. Would you like to go with that?</text:p>
      <text:soft-page-break/>
      <text:p text:style-name="P16">Hai detto:</text:p>
      <text:p text:style-name="Normal">For starter, Caesar salad, please. Can I have the dish of the day?</text:p>
      <text:p text:style-name="P17">ChatGPT ha detto:</text:p>
      <text:p text:style-name="Normal">Lovely choice! So, you’d like to start with the Caesar Salad, and for your main course, you’d like the Beef Lasagna, correct?</text:p>
      <text:p text:style-name="Normal">Would you like anything to drink with your meal?</text:p>
      <text:p text:style-name="P18">Hai detto:</text:p>
      <text:p text:style-name="Normal">Okay, lasagna without cheese, please.</text:p>
      <text:p text:style-name="P19">ChatGPT ha detto:</text:p>
      <text:p text:style-name="Normal">Certainly! I’ll ask the kitchen to prepare the lasagna without cheese.</text:p>
      <text:p text:style-name="Normal">Just to be sure—do you have an allergy to cheese, or is it just a preference? And may I bring you something to drink while you wait?</text:p>
      <text:p text:style-name="P20">Hai detto:</text:p>
      <text:p text:style-name="P21">Just a preference.</text:p>
      <text:p text:style-name="P22">ChatGPT ha detto:</text:p>
      <text:p text:style-name="Normal">Perfect, thank you for letting me know. We’ll make sure it comes without cheese.</text:p>
      <text:p text:style-name="Normal">And would you like a drink with your meal—maybe some water, juice, or perhaps a soft drink?</text:p>
      <text:p text:style-name="P23">Hai detto:</text:p>
      <text:p text:style-name="Normal">Can I have a Coke, please?</text:p>
      <text:p text:style-name="P24">ChatGPT ha detto:</text:p>
      <text:p text:style-name="Normal">Of course, one Coca Cola coming right up.</text:p>
      <text:p text:style-name="Normal">So just to confirm: you’ll have the Caesar Salad to start, the Beef Lasagna without cheese for your main, and a Coke to drink. Is that all correct?</text:p>
      <text:p text:style-name="Normal">Correct.</text:p>
      <text:p text:style-name="P25">ChatGPT ha detto:</text:p>
      <text:p text:style-name="Normal">Wonderful! I’ll bring your drink right away, and your food<text:s/>will follow shortly. Please just let me know if you need anything while you wait.</text:p>
      <text:p text:style-name="P26">Hai detto:</text:p>
      <text:p text:style-name="Normal">It is possible to order a cheeseburger.</text:p>
      <text:p text:style-name="P27">ChatGPT ha detto:</text:p>
      <text:p text:style-name="Normal">Yes, absolutely! Would you like to add a cheeseburger to your order, or would you prefer to change the main course from lasagna to the cheeseburger?</text:p>
      <text:p text:style-name="P28">Hai detto:</text:p>
      <text:soft-page-break/>
      <text:p text:style-name="P29">No change, no change, both. Can I have Spaghetti Bolognese?</text:p>
      <text:p text:style-name="P30">ChatGPT ha detto:</text:p>
      <text:p text:style-name="Normal">So you'd like to have both the Beef Lasagna and the Cheeseburger—and now you're asking if you could also have the Spaghetti Bolognese, is that right?</text:p>
      <text:p text:style-name="Normal">Would you like all three main dishes together, or would you prefer one now and the others later?</text:p>
      <text:p text:style-name="P31">Hai detto:</text:p>
      <text:p text:style-name="P32">Repeat, please.</text:p>
      <text:p text:style-name="P33">ChatGPT ha detto:</text:p>
      <text:p text:style-name="Normal">Of course! You mentioned the Beef Lasagna and the Cheeseburger. Now you’re also asking for Spaghetti Bolognese.</text:p>
      <text:p text:style-name="Normal">Would you like to have all three dishes served together, or would you prefer one now and the others later?</text:p>
      <text:p text:style-name="P34">Hai detto:</text:p>
      <text:p text:style-name="Normal">Exactly. Can I have a dessert?</text:p>
      <text:p text:style-name="P35">ChatGPT ha detto:</text:p>
      <text:p text:style-name="Normal">Absolutely, you may! We have Chocolate Brownie, Apple Pie, Cheesecake, and an Ice Cream Sundae.</text:p>
      <text:p text:style-name="Normal">Would you like me to describe any of them for you?</text:p>
      <text:p text:style-name="P36">Hai detto:</text:p>
      <text:p text:style-name="Normal">May I have the apple pie, please?</text:p>
      <text:p text:style-name="P37">ChatGPT ha detto:</text:p>
      <text:p text:style-name="Normal">Certainly, one Apple Pie coming right up! Would you like it warm, perhaps with a scoop of ice cream on the side?</text:p>
      <text:p text:style-name="P38">Hai detto:</text:p>
      <text:p text:style-name="Normal">Yes, ice cream sundae. Can I have a glass of water? May I have the bill, please?</text:p>
      <text:p text:style-name="P39">ChatGPT ha detto:</text:p>
      <text:p text:style-name="Normal">Perfect! I’ll bring you the Apple Pie with the Ice Cream Sundae, a glass of water, and then your bill.</text:p>
      <text:p text:style-name="Normal">I hope you enjoyed<text:s/>everything! One moment and I’ll be right back with all that.</text:p>
      <text:p text:style-name="P40">Hai detto:</text:p>
      <text:p text:style-name="Normal">May I have pay by card? May I pay by card? May I pay by card?<text:s/></text:p>
      <text:p text:style-name="P41">ChatGPT ha detto:</text:p>
      <text:p text:style-name="Normal">Yes, of course—you may pay by card or by cash, whichever you prefer.</text:p>
      <text:p text:style-name="Normal">Thank you so much for dining<text:s/>with us today,<text:s/>[***NAME***]. I hope everything was to your liking. Have a wonderful rest of your day!</text:p>
      <text:soft-page-break/>
      <text:p text:style-name="P42">Hai detto:</text:p>
      <text:p text:style-name="Normal">Thank you so much.<text:s/><text:span text:style-name="T43">Bye-bye.</text:span></text:p>
      <text:p text:style-name="P44">ChatGPT ha detto:</text:p>
      <text:p text:style-name="Normal">You're very welcome,<text:s/>[***NAME***]! Bye-bye and take care. Hope to see you again soon!</text:p>
      <text:p text:style-name="P45">Top of Form</text:p>
      <text:p text:style-name="Normal"/>
      <text:p text:style-name="P46">Bottom of Form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11T07:57:00Z</meta:creation-date>
    <dc:date>2025-12-24T10:41:00Z</dc:date>
    <meta:template xlink:href="Normal" xlink:type="simple"/>
    <meta:editing-cycles>3</meta:editing-cycles>
    <meta:editing-duration>PT120S</meta:editing-duration>
    <meta:document-statistic meta:page-count="4" meta:paragraph-count="9" meta:word-count="681" meta:character-count="4558" meta:row-count="32" meta:non-whitespace-character-count="3886"/>
  </office:meta>
</office:document-meta>
</file>